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up.getMemb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Group( String creatorsName , Date createTimestamp , String modifiersName , Date modifyTimestamp , GroupDao dao , String name , Set memb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oup.Group( String creatorsName , Date createTimestamp , GroupDao dao , String name , Set memb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